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27B000000F7D36AD432.png"/>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11"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2" style:family="paragraph" style:parent-style-name="Standard">
      <style:text-properties fo:language="en" fo:country="US" style:language-complex="ar" style:country-complex="SA"/>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paragraph-properties fo:break-before="page"/>
    </style:style>
    <style:style style:name="P15" style:family="paragraph" style:parent-style-name="Standard" style:list-style-name="L1">
      <style:text-properties style:use-window-font-color="true" style:font-name-asian="Helvetica" style:font-name-complex="Helvetica"/>
    </style:style>
    <style:style style:name="P16" style:family="paragraph" style:parent-style-name="Standard" style:list-style-name="L2"/>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Contents_20_4">
      <style:paragraph-properties>
        <style:tab-stops>
          <style:tab-stop style:position="6.9252in" style:type="right" style:leader-style="dotted" style:leader-text="."/>
        </style:tab-stops>
      </style:paragraph-properties>
    </style:style>
    <style:style style:name="P19" style:family="paragraph" style:parent-style-name="Heading_20_4">
      <style:text-properties fo:font-size="12pt" style:font-size-asian="12pt" style:font-size-complex="12pt"/>
    </style:style>
    <style:style style:name="P20" style:family="paragraph" style:parent-style-name="Heading_20_4">
      <style:text-properties style:font-name="Arial1" fo:font-size="12pt" style:font-size-asian="12pt" style:font-size-complex="12pt"/>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Heading_20_1" style:master-page-name="First_20_Page">
      <style:paragraph-properties style:page-number="auto"/>
    </style:style>
    <style:style style:name="P24"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5"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26"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8" style:family="paragraph">
      <style:paragraph-properties style:writing-mode="lr-tb"/>
    </style:style>
    <style:style style:name="P29" style:family="paragraph">
      <style:paragraph-properties style:writing-mode="lr-tb"/>
      <style:text-properties style:font-name="Times New Roman1" fo:font-size="1pt" style:font-name-asian="Times New Roman1" style:font-name-complex="Times New Roman1"/>
    </style:style>
    <style:style style:name="T1" style:family="text">
      <style:text-properties fo:language="en" fo:country="US" style:language-complex="ar" style:country-complex="SA"/>
    </style:style>
    <style:style style:name="T2" style:family="text">
      <style:text-properties style:font-name="Times New Roman1" style:font-name-asian="Times New Roman" style:font-name-complex="Times New Roman"/>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language="en" fo:country="US"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asian="TimesNewRomanPSMT" style:font-name-complex="TimesNewRomanPSMT"/>
    </style:style>
    <style:style style:name="T8" style:family="text">
      <style:text-properties style:use-window-font-color="true" style:font-name-asian="Helvetica" style:font-name-complex="Helvetica"/>
    </style:style>
    <style:style style:name="T9"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style:text-position="sub 58%"/>
    </style:style>
    <style:style style:name="T13"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1"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623949616" text:id="ct623949616">
          <text:insertion>
            <office:change-info>
              <dc:creator>Bob Jacobsen</dc:creator>
              <dc:date>2011-07-20T23:29:00</dc:date>
            </office:change-info>
          </text:insertion>
        </text:changed-region>
        <text:changed-region xml:id="ct623952288" text:id="ct623952288">
          <text:insertion>
            <office:change-info>
              <dc:creator>Bob Jacobsen</dc:creator>
              <dc:date>2011-07-19T20:41:00</dc:date>
            </office:change-info>
          </text:insertion>
        </text:changed-region>
        <text:changed-region xml:id="ct623949152" text:id="ct623949152">
          <text:insertion>
            <office:change-info>
              <dc:creator>Bob Jacobsen</dc:creator>
              <dc:date>2011-07-20T23:34:00</dc:date>
            </office:change-info>
          </text:insertion>
        </text:changed-region>
        <text:changed-region xml:id="ct623955584" text:id="ct623955584">
          <text:insertion>
            <office:change-info>
              <dc:creator>Bob Jacobsen</dc:creator>
              <dc:date>2011-07-20T23:33:00</dc:date>
            </office:change-info>
          </text:insertion>
        </text:changed-region>
        <text:changed-region xml:id="ct623932080" text:id="ct623932080">
          <text:insertion>
            <office:change-info>
              <dc:creator>Bob Jacobsen</dc:creator>
              <dc:date>2011-07-19T20:42:00</dc:date>
            </office:change-info>
          </text:insertion>
        </text:changed-region>
        <text:changed-region xml:id="ct623932240" text:id="ct623932240">
          <text:deletion>
            <office:change-info>
              <dc:creator>Bob Jacobsen</dc:creator>
              <dc:date>2011-07-19T20:42:00</dc:date>
            </office:change-info>
            <text:p text:style-name="Standard">The third paragraph, discussing networks that “(u)sers can expect to be able to form”, is </text:p>
          </text:deletion>
        </text:changed-region>
        <text:changed-region xml:id="ct623952144" text:id="ct623952144">
          <text:insertion>
            <office:change-info>
              <dc:creator>Bob Jacobsen</dc:creator>
              <dc:date>2011-07-20T23:34:00</dc:date>
            </office:change-info>
          </text:insertion>
        </text:changed-region>
        <text:changed-region xml:id="ct623956592" text:id="ct623956592">
          <text:insertion>
            <office:change-info>
              <dc:creator>Bob Jacobsen</dc:creator>
              <dc:date>2011-07-19T20:43:00</dc:date>
            </office:change-info>
          </text:insertion>
        </text:changed-region>
        <text:changed-region xml:id="ct623959952" text:id="ct623959952">
          <text:insertion>
            <office:change-info>
              <dc:creator>Bob Jacobsen</dc:creator>
              <dc:date>2011-07-19T20:44:00</dc:date>
            </office:change-info>
          </text:insertion>
        </text:changed-region>
        <text:changed-region xml:id="ct623960336" text:id="ct623960336">
          <text:insertion>
            <office:change-info>
              <dc:creator>Bob Jacobsen</dc:creator>
              <dc:date>2011-07-19T20:45:00</dc:date>
            </office:change-info>
          </text:insertion>
        </text:changed-region>
        <text:changed-region xml:id="ct623960784" text:id="ct623960784">
          <text:insertion>
            <office:change-info>
              <dc:creator>Bob Jacobsen</dc:creator>
              <dc:date>2011-07-19T20:46:00</dc:date>
            </office:change-info>
          </text:insertion>
        </text:changed-region>
        <text:changed-region xml:id="ct623960880" text:id="ct623960880">
          <text:insertion>
            <office:change-info>
              <dc:creator>Bob Jacobsen</dc:creator>
              <dc:date>2011-07-19T20:47:00</dc:date>
            </office:change-info>
          </text:insertion>
        </text:changed-region>
        <text:changed-region xml:id="ct623959088" text:id="ct623959088">
          <text:insertion>
            <office:change-info>
              <dc:creator>Bob Jacobsen</dc:creator>
              <dc:date>2011-07-19T20:48:00</dc:date>
            </office:change-info>
          </text:insertion>
        </text:changed-region>
        <text:changed-region xml:id="ct623932736" text:id="ct623932736">
          <text:insertion>
            <office:change-info>
              <dc:creator>Bob Jacobsen</dc:creator>
              <dc:date>2011-07-19T20:49:00</dc:date>
            </office:change-info>
          </text:insertion>
        </text:changed-region>
        <text:changed-region xml:id="ct623959184" text:id="ct623959184">
          <text:insertion>
            <office:change-info>
              <dc:creator>Bob Jacobsen</dc:creator>
              <dc:date>2011-07-19T20:50:00</dc:date>
            </office:change-info>
          </text:insertion>
        </text:changed-region>
        <text:changed-region xml:id="ct623962896" text:id="ct623962896">
          <text:insertion>
            <office:change-info>
              <dc:creator>Bob Jacobsen</dc:creator>
              <dc:date>2011-07-19T20:52:00</dc:date>
            </office:change-info>
          </text:insertion>
        </text:changed-region>
        <text:changed-region xml:id="ct623963168" text:id="ct623963168">
          <text:insertion>
            <office:change-info>
              <dc:creator>Bob Jacobsen</dc:creator>
              <dc:date>2011-07-19T20:53:00</dc:date>
            </office:change-info>
          </text:insertion>
        </text:changed-region>
        <text:changed-region xml:id="ct623963264" text:id="ct623963264">
          <text:insertion>
            <office:change-info>
              <dc:creator>Bob Jacobsen</dc:creator>
              <dc:date>2011-07-20T23:28:00</dc:date>
            </office:change-info>
          </text:insertion>
        </text:changed-region>
        <text:changed-region xml:id="ct623935024" text:id="ct623935024">
          <text:insertion>
            <office:change-info>
              <dc:creator>Bob Jacobsen</dc:creator>
              <dc:date>2011-07-19T20:56:00</dc:date>
            </office:change-info>
          </text:insertion>
        </text:changed-region>
        <text:changed-region xml:id="ct623959280" text:id="ct623959280">
          <text:insertion>
            <office:change-info>
              <dc:creator>Bob Jacobsen</dc:creator>
              <dc:date>2011-07-19T20:57:00</dc:date>
            </office:change-info>
          </text:insertion>
        </text:changed-region>
        <text:changed-region xml:id="ct623935344" text:id="ct623935344">
          <text:deletion>
            <office:change-info>
              <dc:creator>Bob Jacobsen</dc:creator>
              <dc:date>2011-07-19T20:57:00</dc:date>
            </office:change-info>
            <text:p text:style-name="Standard">to</text:p>
          </text:deletion>
        </text:changed-region>
        <text:changed-region xml:id="ct623935472" text:id="ct623935472">
          <text:insertion>
            <office:change-info>
              <dc:creator>Bob Jacobsen</dc:creator>
              <dc:date>2011-07-19T20:51:00</dc:date>
            </office:change-info>
          </text:insertion>
        </text:changed-region>
        <text:changed-region xml:id="ct623959824" text:id="ct623959824">
          <text:insertion>
            <office:change-info>
              <dc:creator>Bob Jacobsen</dc:creator>
              <dc:date>2011-07-19T20:52:00</dc:date>
            </office:change-info>
          </text:insertion>
        </text:changed-region>
        <text:changed-region xml:id="ct623965056" text:id="ct623965056">
          <text:insertion>
            <office:change-info>
              <dc:creator>Bob Jacobsen</dc:creator>
              <dc:date>2011-07-19T20:59:00</dc:date>
            </office:change-info>
          </text:insertion>
        </text:changed-region>
        <text:changed-region xml:id="ct623965152" text:id="ct623965152">
          <text:deletion>
            <office:change-info>
              <dc:creator>Bob Jacobsen</dc:creator>
              <dc:date>2011-07-19T20:59:00</dc:date>
            </office:change-info>
            <text:p text:style-name="Standard">The </text:p>
          </text:deletion>
        </text:changed-region>
        <text:changed-region xml:id="ct623964816" text:id="ct623964816">
          <text:insertion>
            <office:change-info>
              <dc:creator>Bob Jacobsen</dc:creator>
              <dc:date>2011-07-19T20:59:00</dc:date>
            </office:change-info>
          </text:insertion>
        </text:changed-region>
        <text:changed-region xml:id="ct623965248" text:id="ct623965248">
          <text:deletion>
            <office:change-info>
              <dc:creator>Bob Jacobsen</dc:creator>
              <dc:date>2011-07-19T20:59:00</dc:date>
            </office:change-info>
            <text:p text:style-name="Standard">is specified to </text:p>
          </text:deletion>
        </text:changed-region>
        <text:changed-region xml:id="ct623963664" text:id="ct623963664">
          <text:insertion>
            <office:change-info>
              <dc:creator>Bob Jacobsen</dc:creator>
              <dc:date>2011-07-20T23:47:00</dc:date>
            </office:change-info>
          </text:insertion>
        </text:changed-region>
        <text:changed-region xml:id="ct623964064" text:id="ct623964064">
          <text:insertion>
            <office:change-info>
              <dc:creator>Bob Jacobsen</dc:creator>
              <dc:date>2011-07-20T23:48:00</dc:date>
            </office:change-info>
          </text:insertion>
        </text:changed-region>
        <text:changed-region xml:id="ct616600848" text:id="ct616600848">
          <text:insertion>
            <office:change-info>
              <dc:creator>Bob Jacobsen</dc:creator>
              <dc:date>2011-07-22T17:58:00</dc:date>
            </office:change-info>
          </text:insertion>
        </text:changed-region>
        <text:changed-region xml:id="ct625319200" text:id="ct625319200">
          <text:insertion>
            <office:change-info>
              <dc:creator>Bob Jacobsen</dc:creator>
              <dc:date>2011-07-22T18:06:00</dc:date>
            </office:change-info>
          </text:insertion>
        </text:changed-region>
        <text:changed-region xml:id="ct624998528" text:id="ct624998528">
          <text:deletion>
            <office:change-info>
              <dc:creator>Bob Jacobsen</dc:creator>
              <dc:date>2011-07-22T18:06:00</dc:date>
            </office:change-info>
            <text:p text:style-name="Standard"/>
            <text:p text:style-name="Standard"/>
          </text:deletion>
        </text:changed-region>
        <text:changed-region xml:id="ct623963840" text:id="ct623963840">
          <text:insertion>
            <office:change-info>
              <dc:creator>Bob Jacobsen</dc:creator>
              <dc:date>2011-07-20T23:48:00</dc:date>
            </office:change-info>
          </text:insertion>
        </text:changed-region>
        <text:changed-region xml:id="ct625197296" text:id="ct625197296">
          <text:insertion>
            <office:change-info>
              <dc:creator>Bob Jacobsen</dc:creator>
              <dc:date>2011-07-19T21:05:00</dc:date>
            </office:change-info>
          </text:insertion>
        </text:changed-region>
        <text:changed-region xml:id="ct625203952" text:id="ct625203952">
          <text:insertion>
            <office:change-info>
              <dc:creator>Bob Jacobsen</dc:creator>
              <dc:date>2011-07-19T21:12:00</dc:date>
            </office:change-info>
          </text:insertion>
        </text:changed-region>
        <text:changed-region xml:id="ct625204576" text:id="ct625204576">
          <text:deletion>
            <office:change-info>
              <dc:creator>Bob Jacobsen</dc:creator>
              <dc:date>2011-07-19T21:12:00</dc:date>
            </office:change-info>
            <text:h text:style-name="Heading_20_2" text:outline-level="2">Management</text:h>
          </text:deletion>
        </text:changed-region>
        <text:changed-region xml:id="ct625205664" text:id="ct625205664">
          <text:insertion>
            <office:change-info>
              <dc:creator>Bob Jacobsen</dc:creator>
              <dc:date>2011-07-19T21:10:00</dc:date>
            </office:change-info>
          </text:insertion>
        </text:changed-region>
        <text:changed-region xml:id="ct625204672" text:id="ct625204672">
          <text:insertion>
            <office:change-info>
              <dc:creator>Bob Jacobsen</dc:creator>
              <dc:date>2011-07-19T21:11:00</dc:date>
            </office:change-info>
          </text:insertion>
        </text:changed-region>
        <text:changed-region xml:id="ct625204800" text:id="ct625204800">
          <text:deletion>
            <office:change-info>
              <dc:creator>Bob Jacobsen</dc:creator>
              <dc:date>2011-07-19T21:12:00</dc:date>
            </office:change-info>
            <text:p text:style-name="Standard">reduction</text:p>
          </text:deletion>
        </text:changed-region>
        <text:changed-region xml:id="ct625204928" text:id="ct625204928">
          <text:insertion>
            <office:change-info>
              <dc:creator>Bob Jacobsen</dc:creator>
              <dc:date>2011-07-19T21:12:00</dc:date>
            </office:change-info>
          </text:insertion>
        </text:changed-region>
        <text:changed-region xml:id="ct625208464" text:id="ct625208464">
          <text:deletion>
            <office:change-info>
              <dc:creator>Bob Jacobsen</dc:creator>
              <dc:date>2011-07-19T21:11:00</dc:date>
            </office:change-info>
            <text:p text:style-name="Standard"><text:span text:style-name="T1"/></text:p>
            <text:p text:style-name="Standard"><text:span text:style-name="T1"/></text:p>
          </text:deletion>
        </text:changed-region>
        <text:changed-region xml:id="ct625208960" text:id="ct625208960">
          <text:insertion>
            <office:change-info>
              <dc:creator>Bob Jacobsen</dc:creator>
              <dc:date>2011-07-19T21:14:00</dc:date>
            </office:change-info>
          </text:insertion>
        </text:changed-region>
        <text:changed-region xml:id="ct625209136" text:id="ct625209136">
          <text:insertion>
            <office:change-info>
              <dc:creator>Bob Jacobsen</dc:creator>
              <dc:date>2011-07-19T21:15:00</dc:date>
            </office:change-info>
          </text:insertion>
        </text:changed-region>
        <text:changed-region xml:id="ct625210336" text:id="ct625210336">
          <text:insertion>
            <office:change-info>
              <dc:creator>Bob Jacobsen</dc:creator>
              <dc:date>2011-07-19T21:16:00</dc:date>
            </office:change-info>
          </text:insertion>
        </text:changed-region>
        <text:changed-region xml:id="ct625210464" text:id="ct625210464">
          <text:deletion>
            <office:change-info>
              <dc:creator>Bob Jacobsen</dc:creator>
              <dc:date>2011-07-19T21:16:00</dc:date>
            </office:change-info>
            <text:p text:style-name="Standard">is reordering</text:p>
          </text:deletion>
        </text:changed-region>
        <text:changed-region xml:id="ct625210592" text:id="ct625210592">
          <text:insertion>
            <office:change-info>
              <dc:creator>Bob Jacobsen</dc:creator>
              <dc:date>2011-07-19T21:16:00</dc:date>
            </office:change-info>
          </text:insertion>
        </text:changed-region>
        <text:changed-region xml:id="ct625210720" text:id="ct625210720">
          <text:insertion>
            <office:change-info>
              <dc:creator>Bob Jacobsen</dc:creator>
              <dc:date>2011-07-19T21:17:00</dc:date>
            </office:change-info>
          </text:insertion>
        </text:changed-region>
        <text:changed-region xml:id="ct625210848" text:id="ct625210848">
          <text:deletion>
            <office:change-info>
              <dc:creator>Bob Jacobsen</dc:creator>
              <dc:date>2011-07-19T21:17:00</dc:date>
            </office:change-info>
            <text:p text:style-name="Standard">it's to work with bridge(s)</text:p>
          </text:deletion>
        </text:changed-region>
        <text:changed-region xml:id="ct625210976" text:id="ct625210976">
          <text:insertion>
            <office:change-info>
              <dc:creator>Bob Jacobsen</dc:creator>
              <dc:date>2011-07-19T21:17:00</dc:date>
            </office:change-info>
          </text:insertion>
        </text:changed-region>
        <text:changed-region xml:id="ct584437776" text:id="ct584437776">
          <text:insertion>
            <office:change-info>
              <dc:creator>Bob Jacobsen</dc:creator>
              <dc:date>2010-10-08T17:50:00</dc:date>
            </office:change-info>
          </text:insertion>
        </text:changed-region>
        <text:changed-region xml:id="ct587175936" text:id="ct587175936">
          <text:insertion>
            <office:change-info>
              <dc:creator>Bob Jacobsen</dc:creator>
              <dc:date>2011-07-19T21: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CAN <text:s/>Standard document. It's expected that <text:span text:style-name="T6">the</text:span> two documents will be read together.</text:p>
      <text:h text:style-name="Heading_20_2" text:outline-level="2">Intended Use</text:h>
      <text:p text:style-name="Standard"><text:change-start text:change-id="ct623949616"/><text:span text:style-name="T7">Users can expect to be able to form networks within limitations. <text:s/>For example, reliable operations on a single CAN segment is subject to multiple limitations, including:</text:span><text:change-end text:change-id="ct623949616"/><text:change-start text:change-id="ct623952288"/><text:span text:style-name="T8"> </text:span></text:p>
      <text:list xml:id="list1794275262" text:style-name="L1">
        <text:list-item>
          <text:p text:style-name="P15">Maximum CAN segment cable length is 1000 ft / 300m</text:p>
        </text:list-item>
        <text:list-item>
          <text:p text:style-name="P15">The max cable length is reduced by 20 ft / 6m for each physical node attached to the segment</text:p>
        </text:list-item>
        <text:list-item>
          <text:p text:style-name="P15">The max cable length is further reduced by double the length of each stub cable attached to the segment</text:p>
        </text:list-item>
        <text:list-item>
          <text:p text:style-name="P15">There may never be less than 1 ft / 30cm of cable between nodes, nor between a stub connection and a node.</text:p>
        </text:list-item>
      </text:list>
      <text:p text:style-name="Standard"><text:change-end text:change-id="ct623952288"/><text:change-start text:change-id="ct623949152"/>This implies that there is a limit of about 48 nodes on a single segment.<text:change-end text:change-id="ct623949152"/><text:change-start text:change-id="ct623955584"/></text:p>
      <text:p text:style-name="Standard"><text:change-end text:change-id="ct623955584"/><text:change-start text:change-id="ct623932080"/>Th<text:change-end text:change-id="ct623932080"/><text:change text:change-id="ct623932240"/><text:change-start text:change-id="ct623952144"/>ese expectations are <text:change-end text:change-id="ct623952144"/>based on CAN documentation, component-vendor specifications and application notes, and industrial experience with CAN. <text:s/>The intent is to set expectations that can be met essentially all of the time. <text:s/>The Standard does not restrict users from building, or attempting to build, networks that exceed these expectations. Often, OpenLCB-CAN layouts that somewhat exceed these expectations will be able to operate reliably. <text:s/></text:p>
      <text:p text:style-name="Standard">The expected network sizes in section 2 of the Standard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change-start text:change-id="ct623956592"/></text:p>
      <text:p text:style-name="Standard">Manufacturers may want to use CAN transceiver chips with either reduced load, or increased drive capability<text:change-end text:change-id="ct623956592"/><text:change-start text:change-id="ct623959952"/> relative to the CAN specification. </text:p>
      <text:list xml:id="list1332306699" text:style-name="L2">
        <text:list-item>
          <text:p text:style-name="P16"><text:soft-page-break/>The CAN receiver input impedance R<text:span text:style-name="T12">diff</text:span> is specified as 10k ohms or greater. <text:s/>T<text:change-end text:change-id="ct623959952"/><text:change-start text:change-id="ct623960336"/>ransceivers with e.g. 20k ohm input impedance reduce the total bus load and can allow significantly more nodes. <text:s/><text:span text:style-name="T6">They</text:span> will generally not all<text:change-end text:change-id="ct623960336"/><text:change-start text:change-id="ct623960784"/>ow greater maximum lengths.</text:p>
        </text:list-item>
        <text:list-item>
          <text:p text:style-name="P16">The CAN transmitter output drive capability is expressed as a minimum bus resistance of 45 ohms<text:change-end text:change-id="ct623960784"/><text:change-start text:change-id="ct623960880"/>. <text:s/>Bus transmitters with improved drive <text:change-end text:change-id="ct623960880"/><text:change-start text:change-id="ct623959088"/>capability, e.g. 42.5 ohms, can allow significantly more nodes because the bus termination resistance provides much of <text:span text:style-name="T6">the</text:span> total load. Improved transmitters will generally not allow greater maxi<text:change-end text:change-id="ct623959088"/><text:change-start text:change-id="ct623932736"/>mum lengths.</text:p>
        </text:list-item>
      </text:list>
      <text:p text:style-name="Standard"><text:change-end text:change-id="ct623932736"/><text:change-start text:change-id="ct623959184"/>The <text:s/>Standard permits, but does not require, the use of improved transceivers.<text:change-end text:change-id="ct623959184"/></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change-start text:change-id="ct623962896"/></text:p>
      <text:p text:style-name="Standard">High-quality RJ45 connections are reliable even after thousands of connections and disconnections. <text:s text:c="2"/>(c.f. An HP survey of RJ45 use as a strain guage connector, a much more demanding application than this one: <text:a xlink:type="simple" xlink:href="http://www.vtiinstruments.com/Catalog/Technotes/RJ-45_Excels_For_Stria_Gage_Connection.pdf">http://www.vtiinstruments.com/Catalog/Technotes/RJ-45_Excels_For_Stria_Gage_Connection.pdf</text:a>) It's recommended that manufacturers use high-quality RJ<text:change-end text:change-id="ct623962896"/><text:change-start text:change-id="ct623963168"/>45 jacks. They should also recommend that customers assemble CAN segments using high-quality <text:soft-page-break/>RJ45 cables and <text:change-end text:change-id="ct623963168"/><text:change-start text:change-id="ct623963264"/>plugs<text:change-end text:change-id="ct623963264"/><text:change-start text:change-id="ct623935024"/>. In particular, cables with strain-relief boots and tab protectors will reduce connection problems for e.g. modular layouts.<text:change-end text:change-id="ct623935024"/></text:p>
      <text:p text:style-name="Standard">The assignments <text:change-start text:change-id="ct623959280"/>of<text:change-end text:change-id="ct623959280"/><text:change text:change-id="ct623935344"/>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LCB-C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text:change-start text:change-id="ct623935472"/>CAT-3 <text:change-end text:change-id="ct623935472"/>“Ethernet” cables have only those required pairs present. <text:s/>Model railroaders who want to minimize cost, do not need distributed power, and are willing to forego future use of <text:span text:style-name="T6">the</text:span> reserved conductors can use these four-conductor <text:change-start text:change-id="ct623959824"/>CAT-3 <text:change-end text:change-id="ct623959824"/>“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6">The</text:span> requirement to have all eight conductors present in nodes is so people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1">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6">the</text:span> necessary connection is made on some other node, because that results in hard-to-diagnose bugs as <text:span text:style-name="T6">the</text:span> other node is connected and disconnected. It's also meant to avoid situations where the remote ground connection results in large ground currents and/or reduced noise margin.</text:p>
      <text:p text:style-name="Standard"><text:soft-page-break/>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LCB-C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LCB-C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1">the</text:span> network (c.f. the calculation in section 4.8 of TI SLLA 270 <text:a xlink:type="simple" xlink:href="http://focus.ti.com/lit/an/slla270/slla270.pdf">http://focus.ti.com/lit/an/slla270/slla270.pdf</text:a>) It's expected that model railroad networks will eventually use stubs to e.g. connect to handheld devices, so it's <text:span text:style-name="T6">important</text:span> to build support for a reasonable number of stubs into <text:span text:style-name="T6">the</text:span> network specification from the start. Note that many off-the-shelf CAN transceiver parts have slew rates greater than 10V/microsecond by default. The recommended value for the slew rate is 4V/microsecond. <text:change-start text:change-id="ct623965056"/>A design range of 10V/microsecond to <text:change-end text:change-id="ct623965056"/><text:change text:change-id="ct623965152"/>3.5V/microsecond lower limit <text:change-start text:change-id="ct623964816"/>would <text:change-end text:change-id="ct623964816"/><text:change text:change-id="ct623965248"/>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Heading_20_2" text:outline-level="2"><text:soft-page-break/>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text:change-start text:change-id="ct623963664"/> </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ext:p>
      <text:p text:style-name="Standard">Nodes must be marked with their capacity to supply current and/or their current requirements in order to <text:change-end text:change-id="ct623963664"/><text:change-start text:change-id="ct623964064"/><text:span text:style-name="T6">make the power calculation simple and reliable: <text:s/>Just add up the numbers on the labels. <text:s/>The requirement that the label is always present, even when zero, is to reduce user frustration when they can't find a label.</text:span><text:change-end text:change-id="ct623964064"/><text:change-start text:change-id="ct616600848"/><text:span text:style-name="T6"> Simple icons may be used, such as:</text:span></text:p>
      <text:p text:style-name="Standard"><draw:frame draw:style-name="fr1" draw:name="graphics3" text:anchor-type="paragraph" svg:width="1.5902in" svg:height="0.6201in" draw:z-index="18"><draw:image xlink:href="Pictures/100000000000027B000000F7D36AD432.png" xlink:type="simple" xlink:show="embed" xlink:actuate="onLoad"/></draw:frame><text:change-end text:change-id="ct616600848"/><text:change-start text:change-id="ct625319200"/></text:p>
      <text:p text:style-name="Standard"><text:change-end text:change-id="ct625319200"/><text:change text:change-id="ct624998528"/>Power can be injected into the cable by simple “mid-span injector” devices, essentially just two RJ45 connectors and a 2.1mm jack for a wall-wart. It is not required that power comes from a full node implementation.</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6">the</text:span> 12V nominal value, the better this will work.</text:p>
      <text:h text:style-name="Heading_20_2" text:outline-level="2">Consumption of Power</text:h>
      <text:p text:style-name="Standard"><text:change-start text:change-id="ct623963840"/>The labeling provision is to <text:span text:style-name="T6">make the calculation of total power required simple and reliable: <text:s/>Just add up the numbers on the labels. <text:s/>The requirement that the label is always present, even when zero, is to reduce user frustration when they can't find a label.</text:span></text:p>
      <text:p text:style-name="Standard"><text:change-end text:change-id="ct623963840"/>For their thermal calculations, node designers should assume that power is supplied at 15V.</text:p>
      <text:p text:style-name="Standard">For their power calculations, node designers should assume that power is supplied at 7.5V.</text:p>
      <text:h text:style-name="Heading_20_1" text:outline-level="1"><text:soft-page-break/>Design Issues</text:h>
      <text:p text:style-name="Standard">This section contains discussion of issues that a designer may wish to consider when designing an OpenLCB-C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change-start text:change-id="ct625197296"/></text:p>
      <text:p text:style-name="Standard">Although the CAN specification allows the termination resistance to be below 120 ohms, this requires additional drive from <text:span text:style-name="T6">the</text:span> CAN transceivers. <text:s/>Holding the termination resistance closer to 120 ohms can allow a larger number of nodes on a CAN segment, but generally does not increase the maximum segment length.<text:change-end text:change-id="ct625197296"/></text:p>
      <text:h text:style-name="Heading_20_3" text:outline-level="3">Termination Circuits</text:h>
      <text:h text:style-name="P19" text:outline-level="4">Passive single resistor</text:h>
      <text:p text:style-name="Standard">A single 120<text:span text:style-name="T2">±</text:span><text:span text:style-name="T10">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http://focus.ti.com/lit/an/slla270/slla270.pdf</text:a>) (<text:a xlink:type="simple" xlink:href="http://focus.ti.com.cn/cn/lit/an/sloa101a/sloa101a.pdf">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a xlink:type="simple" xlink:href="http://www.nxp.com/documents/application_note/AN10211.pdf">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0" text:outline-level="4"><text:soft-page-break/>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 a split terminator into a RJ45 plug.</text:p>
      <text:p text:style-name="Standard">If on-board terminators are provided, the Standard requires it be possible to enable or disable them depending on where the node is installed on <text:span text:style-name="T6">the</text:span> CAN segment. <text:s/>Termination should only occur at the two distant ends of <text:span text:style-name="T1">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1">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text:change-start text:change-id="ct625203952"/>Management <text:span text:style-name="T9">and</text:span> Noise Immunity<text:change-end text:change-id="ct625203952"/><text:change text:change-id="ct625204576"/></text:h>
      <text:p text:style-name="Standard"><text:change-start text:change-id="ct625205664"/>Electro-Magnetic Compatibility (EMC) refers<text:change-end text:change-id="ct625205664"/><text:change-start text:change-id="ct625204672"/> to ensuring that a system, e.g. a CAN bus, does not cause interference with other systems. <text:change-end text:change-id="ct625204672"/>CAN is a robust signaling method developed for use in the difficult environment of automobiles. Issues of EMC, noise <text:change text:change-id="ct625204800"/><text:change-start text:change-id="ct625204928"/>immunity<text:change-end text:change-id="ct625204928"/>, etc have been discussed in numerous vendor application notes including, but not limited to:</text:p>
      <text:p text:style-name="Standard"><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6">the</text:span> “References” section below.</text:p>
      <text:h text:style-name="Heading_20_3" text:outline-level="3"><text:soft-page-break/>Chokes</text:h>
      <text:p text:style-name="Standard">A series choke or transformer can improve the noise immunity of a CAN transceiver. <text:s/>The Standard permits the use of one, but doesn't require it. <text:s/>The advantages and disadvantages of <text:span text:style-name="T6">including one are discussed in the NXP (Philips) and Texas Instruments application notes referenced above. Typical parts are the TDK ZJYS81RS-2PL51(T)-G01 and the ZJYS51-2PT. </text:span></text:p>
      <text:h text:style-name="P24" text:outline-level="2">Sample Schematic</text:h>
      <text:p text:style-name="Standard"><text:span text:style-name="T1">The following informative schematic is a sample of various possible design choices, and not normative in any way.</text:span><text:change text:change-id="ct625208464"/><text:change-start text:change-id="ct625208960"/><text:span text:style-name="T1"> </text:span><text:change-end text:change-id="ct625208960"/><text:change-start text:change-id="ct625209136"/></text:p>
      <text:p text:style-name="P12"><text:change-end text:change-id="ct625209136"/></text:p>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6">the</text:span> cables and transceivers. </text:p>
      <text:p text:style-name="Standard"><draw:frame draw:style-name="fr2" draw:name="graphics1" text:anchor-type="paragraph" svg:width="2.9626in" svg:height="1.5516in" draw:z-index="17"><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soft-page-break/><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6">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text:change-start text:change-id="ct625210336"/>RTR frames generally cannot be used across bridges.<text:change-end text:change-id="ct625210336"/>The protocol(s) running on the CAN segments must be compatible with th<text:change text:change-id="ct625210464"/><text:change-start text:change-id="ct625210592"/>ese<text:change-end text:change-id="ct625210592"/><text:change-start text:change-id="ct625210720"/> constraints<text:change-end text:change-id="ct625210720"/> if <text:change text:change-id="ct625210848"/><text:change-start text:change-id="ct625210976"/>bridges are to be used<text:change-end text:change-id="ct625210976"/>.</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1">http://www.ixxat.com/introduction_bridges_en.html</text:span></text:a></text:p>
      <text:p text:style-name="Standard"><text:a xlink:type="simple" xlink:href="http://www.ieee-icnp.org/1996/papers/1996-21.pdf"><text:span text:style-name="T11">http://www.ieee-icnp.org/1996/papers/1996-21.pdf</text:span></text:a></text:p>
      <text:p text:style-name="P11">http://doi.ieeecomputersociety.org/10.1109/ISPAN.1996.509033</text:p>
      <text:p text:style-name="Standard"><text:a xlink:type="simple" xlink:href="http://www.ixxat.com/can_bridge_en.html"><text:span text:style-name="T11">http://www.ixxat.com/can_bridge_en.html</text:span></text:a></text:p>
      <text:p text:style-name="Standard"><text:a xlink:type="simple" xlink:href="http://www.wrcakron.com/devicenet/CAN_Bus_Applications.pdf"><text:span text:style-name="T11">http://www.wrcakron.com/devicenet/CAN_Bus_Applications.pdf</text:span></text:a></text:p>
      <text:p text:style-name="Standard"><text:a xlink:type="simple" xlink:href="http://www.matric.com/canbridge.html"><text:span text:style-name="T11">http://www.matric.com/canbridge.html</text:span></text:a></text:p>
      <text:h text:style-name="Heading_20_2" text:outline-level="2">Gateways</text:h>
      <text:p text:style-name="Standard">Gateways connect a CAN segment to another communication technology, such as IP over wireless, Ethernet or some other. In <text:span text:style-name="T6">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soft-page-break/><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LCB-CAN Physical Layer Standard references ISO 11898-1 and ISO 11898-2 for CAN specifications. <text:s/>The ISO (<text:a xlink:type="simple" xlink:href="http://www.iso.org/">http://www.iso.org</text:a>) sells PDF and paper copies of these. Copies can generally be found in engineering libraries. (<text:a xlink:type="simple" xlink:href="http://www.iso.org/iso/iso_catalogue/catalogue_tc/catalogue_detail.htm?csnumber=33422">http://www.iso.org/iso/iso_catalogue/catalogue_tc/catalogue_detail.htm?csnumber=33422</text:a>) (<text:a xlink:type="simple" xlink:href="http://www.iso.org/iso/iso_catalogue/catalogue_tc/catalogue_detail.htm?csnumber=33423">http://www.iso.org/iso/iso_catalogue/catalogue_tc/catalogue_detail.htm?csnumber=33423</text:a>) </text:p>
      <text:p text:style-name="Standard">Note that ISO 11898-3, 11898-4 and 11898-5 specify different variants of the CAN standard that are not relevant to OpenLCB-CAN-compliant implementations. <text:s/>The original 1995 Bosch CAN standard, which can be found online, is similar to ISO 11898-1 and -2, but not identical.</text:p>
      <text:p text:style-name="Standard">The OpenLCB-CAN Physical Layer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text:change-start text:change-id="ct584437776"/>Books<office:annotation><dc:creator>Bob Jacobsen</dc:creator><dc:date>2010-10-08T17:51:03</dc:date><text:p text:style-name="P27"><text:span text:style-name="T13">This section is new in this draft.</text:span></text:p></office:annotation></text:h>
      <text:p text:style-name="Standard">This section is an informal list of books that may or may not be useful for people building OpenLCB-CAN devices. <text:s/>The brief reviews are just opinion, and you should make up your own mind about the correctness and usefulness of the book.</text:p>
      <text:h text:style-name="Heading_20_3" text:outline-level="3">Recommended</text:h>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change-end text:change-id="ct584437776"/><text:soft-page-break/>Application Notes</text:h>
      <text:p text:style-name="Standard">A number of component manufacturers have written application notes that may be useful to OpenLCB-C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text:change-start text:change-id="ct587175936"/>ON Semiconductor</text:h>
      <text:p text:style-name="Standard">AND8376/D “AMIS-30660/42000 - Topology Aspects of a High-Speed CAN Bus” (<text:a xlink:type="simple" xlink:href="http://www.onsemi.com/pub_link/Collateral/AND8376-D.PDF">http://www.onsemi.com/pub_link/Collateral/AND8376-D.PDF</text:a>)</text:p>
      <text:h text:style-name="Heading_20_3" text:outline-level="3"><text:change-end text:change-id="ct587175936"/>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text:soft-page-break/>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OpenLCB-C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 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OpenLCB-C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text:soft-page-break/>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text:s/>1 Introduction<text:tab/>1</text:p>
          <text:p text:style-name="P21"><text:s/>2 Annotations to the Standard<text:tab/>1</text:p>
          <text:p text:style-name="P22"><text:s/>2.1 Intended Use<text:tab/>1</text:p>
          <text:p text:style-name="P22"><text:s/>2.2 References and Context<text:tab/>2</text:p>
          <text:p text:style-name="P22"><text:s/>2.3 Physical Interconnection<text:tab/>2</text:p>
          <text:p text:style-name="P22"><text:s/>2.4 Data Transport<text:tab/>4</text:p>
          <text:p text:style-name="P22"><text:s/>2.5 Supply of Power<text:tab/>5</text:p>
          <text:p text:style-name="P22"><text:s/>2.6 Consumption of Power<text:tab/>5</text:p>
          <text:p text:style-name="P21"><text:s/>3 Design Issues<text:tab/>6</text:p>
          <text:p text:style-name="P22"><text:s/>3.1 Bus Termination<text:tab/>6</text:p>
          <text:p text:style-name="P17"><text:s/>3.1.1 Termination Circuits<text:tab/>6</text:p>
          <text:p text:style-name="P18"><text:s/>3.1.1.1 Passive single resistor<text:tab/>6</text:p>
          <text:p text:style-name="P18"><text:s/>3.1.1.2 Passive split resistors bypassed to ground<text:tab/>6</text:p>
          <text:p text:style-name="P18"><text:s/>3.1.1.3 Biased split termination<text:tab/>6</text:p>
          <text:p text:style-name="P18"><text:s/>3.1.1.4 Active termination<text:tab/>6</text:p>
          <text:p text:style-name="P18"><text:s/>3.1.1.5 Distributed termination<text:tab/>7</text:p>
          <text:p text:style-name="P17"><text:s/>3.1.2 Terminator Placement<text:tab/>7</text:p>
          <text:p text:style-name="P22"><text:s/>3.2 EMC Management and Noise Immunity<text:tab/>7</text:p>
          <text:p text:style-name="P17"><text:s/>3.2.1 Chokes<text:tab/>8</text:p>
          <text:p text:style-name="P22"><text:s/>3.3 Sample Schematic<text:tab/>8</text:p>
          <text:p text:style-name="P21"><text:s/>4 Repeaters, Bridges and Gateways<text:tab/>8</text:p>
          <text:p text:style-name="P22"><text:s/>4.1 Repeaters<text:tab/>8</text:p>
          <text:p text:style-name="P22"><text:s/>4.2 Bridges<text:tab/>9</text:p>
          <text:p text:style-name="P22"><text:s/>4.3 Gateways<text:tab/>9</text:p>
          <text:p text:style-name="P21"><text:s/>5 References<text:tab/>10</text:p>
          <text:p text:style-name="P22"><text:s/>5.1 Standards<text:tab/>10</text:p>
          <text:p text:style-name="P22"><text:soft-page-break/><text:s/>5.2 Books<text:tab/>10</text:p>
          <text:p text:style-name="P17"><text:s/>5.2.1 Recommended<text:tab/>10</text:p>
          <text:p text:style-name="P17"><text:s/>5.2.2 Not Recommended<text:tab/>10</text:p>
          <text:p text:style-name="P22"><text:s/>5.3 Application Notes<text:tab/>11</text:p>
          <text:p text:style-name="P17"><text:s/>5.3.1 Anixter<text:tab/>11</text:p>
          <text:p text:style-name="P17"><text:s/>5.3.2 Mohawk.com<text:tab/>11</text:p>
          <text:p text:style-name="P17"><text:s/>5.3.3 Microchip Corp<text:tab/>11</text:p>
          <text:p text:style-name="P17"><text:s/>5.3.4 ON Semiconductor<text:tab/>11</text:p>
          <text:p text:style-name="P17"><text:s/>5.3.5 Philips<text:tab/>11</text:p>
          <text:p text:style-name="P17"><text:s/>5.3.6 Texas Instruments<text:tab/>11</text:p>
          <text:p text:style-name="P22"><text:s/>5.4 Component data sheets<text:tab/>12</text:p>
          <text:p text:style-name="P17"><text:s/>5.4.1 Microchip<text:tab/>12</text:p>
          <text:p text:style-name="P17"><text:s/>5.4.2 NXP Electronics (Philips)<text:tab/>12</text:p>
          <text:p text:style-name="P17"><text:s/>5.4.3 STMicroelectronics<text:tab/>12</text:p>
          <text:p text:style-name="P17"><text:s/>5.4.4 Texas Instruments<text:tab/>12</text:p>
          <text:p text:style-name="P22"><text:s/>5.5 Tools<text:tab/>12</text:p>
          <text:p text:style-name="P17"><text:s/>5.5.1 Microchip <text:tab/>12</text:p>
          <text:p text:style-name="P17"><text:s/>5.5.2 IXAAT<text:tab/>13</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5292in" style:rel-column-width="15555*"/>
    </style:style>
    <style:style style:name="Table1.D" style:family="table-column">
      <style:table-column-properties style:column-width="1.3049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0.0153in double #000000" fo:border-right="0.0153in double #000000" fo:border-top="0.0069in solid #000000" fo:border-bottom="0.0069in solid #000000" style:writing-mode="lr-tb"/>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4"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Technical Note</text:p>
      </style:header>
      <style:footer>
        <text:p text:style-name="MP4"><text:span text:style-name="Page_20_Number"><text:span text:style-name="MT2"><text:date style:data-style-name="N116" text:date-value="2011-07-22T18:27:37.99">7/22/2011</text:date></text:span></text:span><text:span text:style-name="MT2"><text:tab/>Page </text:span><text:span text:style-name="Page_20_Number"><text:span text:style-name="MT2"><text:page-number text:select-page="current">15</text:page-number></text:span></text:span><text:span text:style-name="Page_20_Number"><text:span text:style-name="MT2"> of </text:span></text:span><text:span text:style-name="Page_20_Number"><text:span text:style-name="MT2"><text:page-count style:num-format="1">15</text:page-count></text:span></text:span></text:p>
      </style:footer>
    </style:master-page>
    <style:master-page style:name="First_20_Page" style:display-name="First Page" style:page-layout-name="Mpm2" style:next-style-name="Standard">
      <style:header>
        <text:tracked-changes>
          <text:changed-region xml:id="ct625110368" text:id="ct625110368">
            <text:insertion>
              <office:change-info>
                <dc:creator>Bob Jacobsen</dc:creator>
                <dc:date>2010-10-14T08:42:00</dc:date>
              </office:change-info>
            </text:insertion>
          </text:changed-region>
          <text:changed-region xml:id="ct625133200" text:id="ct625133200">
            <text:deletion>
              <office:change-info>
                <dc:creator>Bob Jacobsen</dc:creator>
                <dc:date>2010-10-14T08:42:00</dc:date>
              </office:change-info>
              <text:p text:style-name="MP10"><text:date style:data-style-name="N37" text:date-value="2010-10-08T17:51:30" text:fixed="true">10/08/10</text:date></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206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width="3.2138in" svg:height="1.3189in" draw:z-index="15"><draw:image xlink:href="Pictures/100000000000019E000000AB3587FE04.png" xlink:type="simple" xlink:show="embed" xlink:actuate="onLoad"/></draw:frame><draw:frame draw:style-name="Mfr1" draw:name="graphics21" text:anchor-type="paragraph" svg:width="3.2138in" svg:height="1.3189in" draw:z-index="16"><draw:image xlink:href="Pictures/100000000000019E000000AB3587FE04.png" xlink:type="simple" xlink:show="embed" xlink:actuate="onLoad"/></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table-cell table:style-name="Table1.A1" office:value-type="string">
              <text:p text:style-name="MP7"/>
            </table:table-cell>
            <table:table-cell table:style-name="Table1.C2" table:number-columns-spanned="2" office:value-type="string">
              <text:p text:style-name="MP9">OpenLCB-CAN</text:p>
              <text:p text:style-name="MP9">Physical Layer </text:p>
            </table:table-cell>
            <table:covered-table-cell/>
          </table:table-row>
          <table:table-row table:style-name="Table1.1">
            <table:covered-table-cell/>
            <table:table-cell table:style-name="Table1.A1" office:value-type="string">
              <text:p text:style-name="MP7"/>
            </table:table-cell>
            <table:table-cell table:style-name="Table1.C3" office:value-type="string">
              <text:p text:style-name="MP10"><text:change-start text:change-id="ct625110368"/><text:date style:data-style-name="N75" text:date-value="2011-07-22T18:27:37.99">Jul 22, 2011</text:date><text:change-end text:change-id="ct625110368"/><text:change text:change-id="ct625133200"/></text:p>
            </table:table-cell>
            <table:table-cell table:style-name="Table1.D3" office:value-type="string">
              <text:p text:style-name="MP11">Draft</text:p>
            </table:table-cell>
          </table:table-row>
        </table:table>
        <text:p text:style-name="Header"/>
      </style:header>
      <style:footer>
        <text:tracked-changes>
          <text:changed-region xml:id="ct625130368" text:id="ct625130368">
            <text:format-change>
              <office:change-info>
                <dc:creator>Bob Jacobsen</dc:creator>
                <dc:date>2011-07-19T21:08:00</dc:date>
              </office:change-info>
            </text:format-change>
          </text:changed-region>
          <text:changed-region xml:id="ct625161056" text:id="ct625161056">
            <text:insertion>
              <office:change-info>
                <dc:creator>Bob Jacobsen</dc:creator>
                <dc:date>2011-07-19T20:38:00</dc:date>
              </office:change-info>
            </text:insertion>
          </text:changed-region>
          <text:changed-region xml:id="ct625161152" text:id="ct625161152">
            <text:deletion>
              <office:change-info>
                <dc:creator>Bob Jacobsen</dc:creator>
                <dc:date>2011-07-19T20:38:00</dc:date>
              </office:change-info>
              <text:p text:style-name="MP12"><text:span text:style-name="Page_20_Number">by J. Day, D. Harris, B. Jacobsen, and A. Shepherd</text:span></text:p>
            </text:deletion>
          </text:changed-region>
        </text:tracked-changes>
        <text:p text:style-name="MP12"><text:change-start text:change-id="ct625130368"/><text:span text:style-name="MT2">Copyright 2010, </text:span><text:change-end text:change-id="ct625130368"/><text:change-start text:change-id="ct625161056"/><text:span text:style-name="Page_20_Number"><text:span text:style-name="MT2">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625161056"/><text:change text:change-id="ct625161152"/><text:tab/><text:span text:style-name="MT4">Page </text:span><text:span text:style-name="Page_20_Number"><text:span text:style-name="MT4"><text:page-number text:select-page="current">15</text:page-number></text:span></text:span><text:span text:style-name="Page_20_Number"><text:span text:style-name="MT4"> of </text:span></text:span><text:span text:style-name="Page_20_Number"><text:span text:style-name="MT4"><text:page-count style:num-format="1">15</text:page-count></text:span></text:span><text:span text:style-name="Page_20_Number"><text:span text:style-name="MT4"> - </text:span></text:span><text:span text:style-name="Page_20_Number"><text:span text:style-name="MT4"><text:date style:data-style-name="N116" text:date-value="2011-07-22T18:27:37.99">7/22/2011</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Physical Layer Technical Note</dc:title>
    <meta:initial-creator>Alex Shepherd</meta:initial-creator>
    <meta:creation-date>2009-01-22T07:11:27</meta:creation-date>
    <meta:editing-cycles>227</meta:editing-cycles>
    <meta:editing-duration>P2DT6H7M19S</meta:editing-duration>
    <meta:generator>OpenOffice.org/3.3$Unix OpenOffice.org_project/330m20$Build-9567</meta:generator>
    <dc:date>2011-07-22T18:27:38</dc:date>
    <dc:creator>Bob Jacobsen</dc:creator>
    <meta:printed-by>Bob Jacobsen</meta:printed-by>
    <meta:print-date>2011-07-19T15:37:15</meta:print-date>
    <meta:keyword>OpenLCB-CAN Physical Layer</meta:keyword>
    <meta:document-statistic meta:table-count="1" meta:image-count="4" meta:object-count="0" meta:page-count="15" meta:paragraph-count="234" meta:word-count="4812" meta:character-count="32887"/>
  </office:meta>
</office:document-meta>
</file>